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2000000258F6AEE96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numdark-title">
      <style:graphic-properties fo:min-height="3.506cm"/>
    </style:style>
    <style:style style:name="pr2" style:family="presentation" style:parent-style-name="lyt-numdark-outline1">
      <style:graphic-properties fo:min-height="12.086cm"/>
    </style:style>
    <style:style style:name="pr3" style:family="presentation" style:parent-style-name="lyt-numdark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7b8b8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47b8b8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47b8b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7b8b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7b8b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7b8b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7b8b8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7b8b8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7b8b8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umdark" presentation:presentation-page-layout-name="AL1T1" xml:id="id1" draw:id="id1">
        <office:forms form:automatic-focus="false" form:apply-design-mode="false"/>
        <draw:frame presentation:style-name="pr1" draw:layer="layout" svg:width="25.199cm" svg:height="10.417cm" svg:x="2.463cm" svg:y="-1.955cm" presentation:class="title" presentation:user-transformed="true">
          <draw:text-box>
            <text:p><text:line-break/><text:line-break/><text:line-break/>Home Automation in Java<text:line-break/>using OpenHAB<text:line-break/>on a Raspberry Pi 2</text:p>
          </draw:text-box>
        </draw:frame>
        <draw:frame presentation:style-name="pr2" draw:text-style-name="P1" draw:layer="layout" svg:width="24.1cm" svg:height="12.086cm" svg:x="2cm" svg:y="5.314cm" presentation:class="outline" presentation:user-transformed="true">
          <draw:text-box>
            <text:p text:style-name="P1"/>
            <text:p text:style-name="P1"/>
            <text:p text:style-name="P1"/>
            <text:p text:style-name="P1"/>
            <text:p text:style-name="P1">Ruth Mills</text:p>
            <text:p text:style-name="P1">Java Lead Developer</text:p>
            <text:p text:style-name="P1">Connect Group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numdark" presentation:presentation-page-layout-name="AL1T1" xml:id="id2" draw:id="id2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What is OpenHAB?</text:p>
          </draw:text-box>
        </draw:frame>
        <draw:frame presentation:style-name="pr2" draw:layer="layout" svg:width="24.1cm" svg:height="13.097cm" svg:x="2cm" svg:y="5.314cm" presentation:class="outline" presentation:user-transformed="true">
          <draw:text-box>
            <text:list text:style-name="L2">
              <text:list-item>
                <text:p>www.openhab.org</text:p>
              </text:list-item>
              <text:list-item>
                <text:p>Open Source home automation software</text:p>
              </text:list-item>
              <text:list-item>
                <text:p>Written in Java</text:p>
              </text:list-item>
              <text:list-item>
                <text:p>Pluggable OSGi architecture</text:p>
              </text:list-item>
              <text:list-item>
                <text:p>Vendor-neutral and hardware agnostic</text:p>
              </text:list-item>
              <text:list-item>
                <text:p>Web interface, Android and iOS apps</text:p>
              </text:list-item>
              <text:list-item>
                <text:p>Ideal for integrating lots of different home automation technologies into a unified whole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numdark" presentation:presentation-page-layout-name="AL1T1" xml:id="id3" draw:id="id3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What can you control?</text:p>
          </draw:text-box>
        </draw:frame>
        <draw:frame presentation:style-name="pr2" draw:layer="layout" svg:width="24.1cm" svg:height="13.597cm" svg:x="2cm" svg:y="5.314cm" presentation:class="outline" presentation:user-transformed="true">
          <draw:text-box>
            <text:list text:style-name="L2">
              <text:list-item>
                <text:p>Heating, e.g. NEST</text:p>
              </text:list-item>
              <text:list-item>
                <text:p>Lighting, e.g. Philips Hue, EasyBulb/MiLight</text:p>
              </text:list-item>
              <text:list-item>
                <text:p>Audio, e.g. Squeezebox, Sonos</text:p>
              </text:list-item>
              <text:list-item>
                <text:p>Video, e.g. XBMC, Tivo, various Smart TVs</text:p>
              </text:list-item>
              <text:list-item>
                <text:p>Burglar alarms/security systems</text:p>
              </text:list-item>
              <text:list-item>
                <text:p>Open Energy Monitor (for smart metering)</text:p>
              </text:list-item>
              <text:list-item>
                <text:p>GPIO (hardware interface for Raspberry Pi)</text:p>
              </text:list-item>
              <text:list-item>
                <text:p>Plus many others!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numdark" presentation:presentation-page-layout-name="AL1T1" xml:id="id4" draw:id="id4">
        <office:forms form:automatic-focus="false" form:apply-design-mode="false"/>
        <draw:frame presentation:style-name="pr1" draw:layer="layout" svg:width="25.199cm" svg:height="3.506cm" svg:x="1.401cm" svg:y="1.5cm" presentation:class="title" presentation:user-transformed="true">
          <draw:text-box>
            <text:p>Why Raspberry Pi 2?</text:p>
          </draw:text-box>
        </draw:frame>
        <draw:frame presentation:style-name="pr2" draw:layer="layout" svg:width="24.1cm" svg:height="12.097cm" svg:x="2cm" svg:y="5.314cm" presentation:class="outline" presentation:user-transformed="true">
          <draw:text-box>
            <text:list text:style-name="L2">
              <text:list-item>
                <text:p>Quad core – around 6 times more powerful than the Raspberry Pi B+ that it replaced</text:p>
              </text:list-item>
              <text:list-item>
                <text:p>Cheap to buy – you can get one up and running for less than £50</text:p>
              </text:list-item>
              <text:list-item>
                <text:p>Low power consumption – cheap to run 24/7</text:p>
              </text:list-item>
              <text:list-item>
                <text:p>Tiny form factor – takes up very little space</text:p>
              </text:list-item>
              <text:list-item>
                <text:p>Excellent community support – wide choice of operating systems and other software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numdark" presentation:presentation-page-layout-name="AL1T1" xml:id="id5" draw:id="id5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Install Pidora on Raspberry Pi 2</text:p>
          </draw:text-box>
        </draw:frame>
        <draw:frame presentation:style-name="pr2" draw:layer="layout" svg:width="24.1cm" svg:height="13.621cm" svg:x="2cm" svg:y="5.314cm" presentation:class="outline" presentation:user-transformed="true">
          <draw:text-box>
            <text:list text:style-name="L2">
              <text:list-item>
                <text:p>Install Pidora for Raspberry Pi 2 – htstp://dl.fedoraproject.org/pub/fedora/linux/releases/21/Images/armhfp/Fedora-Minimal-armhfp-21-5-sda.raw.xz – write image onto a Micro SD card</text:p>
              </text:list-item>
              <text:list-item>
                <text:p>Put Micro SD card into Raspberry Pi 2 and power up the Pi (with Ethernet plugged in)</text:p>
              </text:list-item>
              <text:list-item>
                <text:p>Log on to Raspberry Pi 2 via SSH – default hostname is fidora-minimal-remix, username root, password fidora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numdark" presentation:presentation-page-layout-name="AL1T1" xml:id="id6" draw:id="id6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Install dependencies via yum</text:p>
          </draw:text-box>
        </draw:frame>
        <draw:frame presentation:style-name="pr2" draw:layer="layout" svg:width="24.1cm" svg:height="13.097cm" svg:x="2cm" svg:y="5.314cm" presentation:class="outline" presentation:user-transformed="true">
          <draw:text-box>
            <text:list text:style-name="L2">
              <text:list-item>
                <text:p>The version of Pidora installed was a minimal one, so we need to install dependencies:</text:p>
              </text:list-item>
              <text:list-item>
                <text:p>yum install samba</text:p>
              </text:list-item>
              <text:list-item>
                <text:p>yum install samba-client</text:p>
              </text:list-item>
              <text:list-item>
                <text:p>yum install tar</text:p>
              </text:list-item>
              <text:list-item>
                <text:p>yum install wget</text:p>
              </text:list-item>
              <text:list-item>
                <text:p>yum install zip</text:p>
              </text:list-item>
              <text:list-item>
                <text:p>yum install unzip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numdark" presentation:presentation-page-layout-name="AL1T1" xml:id="id7" draw:id="id7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Install Java on Raspberry Pi 2</text:p>
          </draw:text-box>
        </draw:frame>
        <draw:frame presentation:style-name="pr2" draw:layer="layout" svg:width="24.1cm" svg:height="12.086cm" svg:x="2cm" svg:y="5.314cm" presentation:class="outline">
          <draw:text-box>
            <text:list text:style-name="L2">
              <text:list-item>
                <text:p>Download JDK 8 for ARM Linux from http://www.oracle.com/technetwork/java/javase/downloads/jdk8-arm-downloads-2187472.html</text:p>
              </text:list-item>
              <text:list-item>
                <text:p>Copy the file over to the Raspberry Pi using SCP.</text:p>
              </text:list-item>
              <text:list-item>
                <text:p>tar -xzf jdk-8u33-linux-arm-vfp-hflt.gz</text:p>
              </text:list-item>
              <text:list-item>
                <text:p>mv jdk1.8.0_33 /opt/java 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numdark" presentation:presentation-page-layout-name="AL1T1" xml:id="id8" draw:id="id8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Create user account for openhab</text:p>
          </draw:text-box>
        </draw:frame>
        <draw:frame presentation:style-name="pr2" draw:layer="layout" svg:width="24.1cm" svg:height="13.859cm" svg:x="2cm" svg:y="5.314cm" presentation:class="outline" presentation:user-transformed="true">
          <draw:text-box>
            <text:list text:style-name="L2">
              <text:list-item>
                <text:p>useradd openhab</text:p>
              </text:list-item>
              <text:list-item>
                <text:p>passwd openhab</text:p>
              </text:list-item>
              <text:list-item>
                <text:p>su – openhab</text:p>
              </text:list-item>
              <text:list-item>
                <text:p>vi .bash_profile and add the following lines:</text:p>
              </text:list-item>
              <text:list-item>
                <text:p>PATH=$PATH:$HOME/bin:/opt/java/bin<text:line-break/>JAVA_HOME=/opt/java<text:line-break/>export PATH<text:line-break/>export JAVA_HOME</text:p>
              </text:list-item>
              <text:list-item>
                <text:p>Then exit and su – openhab again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numdark" presentation:presentation-page-layout-name="AL1T1" xml:id="id9" draw:id="id9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Download and install openhab</text:p>
          </draw:text-box>
        </draw:frame>
        <draw:frame presentation:style-name="pr2" draw:layer="layout" svg:width="24.1cm" svg:height="12.097cm" svg:x="2cm" svg:y="5.314cm" presentation:class="outline" presentation:user-transformed="true">
          <draw:text-box>
            <text:list text:style-name="L2">
              <text:list-item>
                <text:p>From within the /home/openhab directory:</text:p>
              </text:list-item>
              <text:list-item>
                <text:p>mkdir openhab</text:p>
              </text:list-item>
              <text:list-item>
                <text:p>cd openhab</text:p>
              </text:list-item>
              <text:list-item>
                <text:p>wget https://github.com/openhab/openhab/releases/download/v1.6.2/distribution-1.6.2-runtime.zip</text:p>
              </text:list-item>
              <text:list-item>
                <text:p>unzip distribution-1.6.2-runtime.zip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numdark" presentation:presentation-page-layout-name="AL1T1" xml:id="id10" draw:id="id10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Download and install the demo</text:p>
          </draw:text-box>
        </draw:frame>
        <draw:frame presentation:style-name="pr2" draw:layer="layout" svg:width="24.1cm" svg:height="12.086cm" svg:x="2cm" svg:y="5.314cm" presentation:class="outline">
          <draw:text-box>
            <text:list text:style-name="L2">
              <text:list-item>
                <text:p>wget https://github.com/openhab/openhab/releases/download/v1.6.2/distribution-1.6.2-demo-configuration.zip</text:p>
              </text:list-item>
              <text:list-item>
                <text:p>unzip distribution-1.6.2-demo-configuration.zip</text:p>
              </text:list-item>
              <text:list-item>
                <text:p>cd configurations/sitemaps</text:p>
              </text:list-item>
              <text:list-item>
                <text:p>mv demo.sitemap default.sitemap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numdark" presentation:presentation-page-layout-name="AL1T1" xml:id="id11" draw:id="id11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Start up the demo</text:p>
          </draw:text-box>
        </draw:frame>
        <draw:frame presentation:style-name="pr2" draw:layer="layout" svg:width="24.1cm" svg:height="14.121cm" svg:x="2cm" svg:y="5.314cm" presentation:class="outline" presentation:user-transformed="true">
          <draw:text-box>
            <text:list text:style-name="L2">
              <text:list-item>
                <text:p>cd ~/openhab</text:p>
              </text:list-item>
              <text:list-item>
                <text:p>sh start.sh</text:p>
              </text:list-item>
              <text:list-item>
                <text:p>Open a web browser and go to httsp://fidora-minimal-remix:8080/</text:p>
              </text:list-item>
              <text:list-item>
                <text:p>Here's one I prepared earlier (on my Raspberry Pi 2 at home in Shrewsbury):<text:line-break/>ssh -L 8080:bard:8080 openhab@bard.megtek.net<text:line-break/>cd openhab<text:line-break/>sh start.sh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numdark" presentation:presentation-page-layout-name="AL1T1" xml:id="id12" draw:id="id12">
        <office:forms form:automatic-focus="false" form:apply-design-mode="false"/>
        <draw:frame presentation:style-name="pr1" draw:layer="layout" svg:width="25.199cm" svg:height="3.506cm" svg:x="1.401cm" svg:y="1.5cm" presentation:class="title">
          <draw:text-box>
            <text:p>Next steps</text:p>
          </draw:text-box>
        </draw:frame>
        <draw:frame presentation:style-name="pr2" draw:layer="layout" svg:width="24.1cm" svg:height="14.121cm" svg:x="2cm" svg:y="5.314cm" presentation:class="outline" presentation:user-transformed="true">
          <draw:text-box>
            <text:list text:style-name="L2">
              <text:list-item>
                <text:p>Install OpenHAB Designer software and connect to Raspberry Pi 2 via a Samba share</text:p>
              </text:list-item>
              <text:list-item>
                <text:p>Install iOS app on iPhone and iPad</text:p>
              </text:list-item>
              <text:list-item>
                <text:p>Work out how to configure OpenHAB for the house – in my case, controlling EasyBulb LED lights and Logitech Squeezebox music systems – including learning the configuration syntax, rules syntax and scripting language</text:p>
              </text:list-item>
              <text:list-item>
                <text:p>Wiki is available at https://github.com/openhab/openhab/wiki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numbers3" xlink:href="Pictures/100000000000032000000258F6AEE96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number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numdark" style:page-layout-name="PM1" draw:style-name="Mdp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1" draw:text-style-name="MP1" draw:layer="backgroundobjects" svg:width="6.523cm" svg:height="1.448cm" svg:x="1.6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8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numdark-title" draw:layer="backgroundobjects" svg:width="14.848cm" svg:height="11.136cm" svg:x="3.075cm" svg:y="2.257cm" presentation:class="page"/>
        <draw:frame presentation:style-name="lyt-numdar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Unix OpenOffice.org_project/401m5$Build-9714</meta:generator>
    <dc:title>Numbers on Dark Background</dc:title>
    <dc:description>Presentation Layout Template</dc:description>
    <meta:creation-date>2015-01-12T16:29:14</meta:creation-date>
    <dc:language>en-US</dc:language>
    <meta:editing-cycles>28</meta:editing-cycles>
    <meta:editing-duration>P2DT2H23M51S</meta:editing-duration>
    <meta:initial-creator>Ruth Mills</meta:initial-creator>
    <dc:date>2015-04-21T11:37:00</dc:date>
    <dc:creator>Ruth Mills</dc:creator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Numbers on Dark Background" xlink:href="../../../../Applications/OpenOffice.app/Contents/share/template/en-US/layout/lyt-numdark.otp" meta:date="2008-04-28T16:46:48"/>
  </office:meta>
</office:document-meta>
</file>